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33333" style:font-name="courier" fo:font-size="9.75pt" fo:letter-spacing="normal" fo:font-style="normal" fo:font-weight="normal" officeooo:rsid="001ede71" officeooo:paragraph-rsid="001ede71"/>
    </style:style>
    <style:style style:name="P2" style:family="paragraph" style:parent-style-name="Standard">
      <style:text-properties officeooo:rsid="001ede71" officeooo:paragraph-rsid="001ede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시뮬레이션 방법 </text:p>
      <text:p text:style-name="P2">&lt;terminal 1&gt;</text:p>
      <text:p text:style-name="P2">roslaunch swarm~</text:p>
      <text:p text:style-name="P2"/>
      <text:p text:style-name="P2">&lt;terminal 2&gt;</text:p>
      <text:p text:style-name="P2">(tensorflow)roslaunch object~</text:p>
      <text:p text:style-name="P2"/>
      <text:p text:style-name="P2">&lt;terminal 3&gt;</text:p>
      <text:p text:style-name="P2">goto 0 0 2</text:p>
      <text:p text:style-name="P2"/>
      <text:p text:style-name="P2">arm</text:p>
      <text:p text:style-name="P2">ctrl + c</text:p>
      <text:p text:style-name="P2"/>
      <text:p text:style-name="P2">offboard</text:p>
      <text:p text:style-name="P2">ctrl + c</text:p>
      <text:p text:style-name="P2"/>
      <text:p text:style-name="P2">&lt;terminal 4&gt;</text:p>
      <text:p text:style-name="P2"/>
      <text:p text:style-name="P2">사진 저장 방법</text:p>
      <text:p text:style-name="P2"><text:a xlink:type="simple" xlink:href="http://wiki.ros.org/image_view" text:style-name="Internet_20_link" text:visited-style-name="Visited_20_Internet_20_Link">http://wiki.ros.org/image_view</text:a></text:p>
      <text:p text:style-name="P2">사진 저장할 폴더에서 터미널을 연다 </text:p>
      <text:p text:style-name="P1">rosrun image_view image_view image:= [경로 지]</text:p>
      <text:p text:style-name="P1">rosrun image_view image_view image:=/iitp_drone/camera_1/image_raw</text:p>
      <text:p text:style-name="P1"/>
      <text:p text:style-name="P2"/>
      <text:p text:style-name="P2"/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1:32:44.797924756</meta:creation-date>
    <dc:date>2019-08-21T21:40:16.376142679</dc:date>
    <meta:editing-duration>PT7M3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66" meta:character-count="307" meta:non-whitespace-character-count="276"/>
  </office:meta>
</office:document-meta>
</file>